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Arial, sans-serif"/>
  </office:font-face-decls>
  <office:automatic-styles>
    <style:style style:name="P1" style:family="paragraph" style:parent-style-name="Heading_20_3">
      <style:text-properties officeooo:paragraph-rsid="0012a501"/>
    </style:style>
    <style:style style:name="P2" style:family="paragraph" style:parent-style-name="Standard">
      <style:text-properties fo:language="en" fo:country="US" officeooo:rsid="0012a501" officeooo:paragraph-rsid="0012a501"/>
    </style:style>
    <style:style style:name="P3" style:family="paragraph" style:parent-style-name="Standard">
      <style:text-properties fo:language="en" fo:country="US" officeooo:rsid="0012a501" officeooo:paragraph-rsid="0012c8c3"/>
    </style:style>
    <style:style style:name="P4" style:family="paragraph" style:parent-style-name="Standard">
      <style:text-properties fo:language="en" fo:country="US" fo:font-style="italic" officeooo:rsid="0012a501" officeooo:paragraph-rsid="0012c8c3" style:font-style-asian="italic" style:font-style-complex="italic"/>
    </style:style>
    <style:style style:name="P5" style:family="paragraph" style:parent-style-name="Standard">
      <style:text-properties fo:language="en" fo:country="US" officeooo:rsid="0012c8c3" officeooo:paragraph-rsid="0012c8c3"/>
    </style:style>
    <style:style style:name="P6" style:family="paragraph" style:parent-style-name="Standard">
      <style:text-properties fo:language="ru" fo:country="RU" officeooo:rsid="0012c8c3" officeooo:paragraph-rsid="0012c8c3"/>
    </style:style>
    <style:style style:name="P7" style:family="paragraph" style:parent-style-name="Text_20_body" style:list-style-name="L1"/>
    <style:style style:name="T1" style:family="text">
      <style:text-properties officeooo:rsid="0012a501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2c8c3"/>
    </style:style>
    <style:style style:name="T4" style:family="text">
      <style:text-properties fo:language="en" fo:country="US" officeooo:rsid="0012a501"/>
    </style:style>
    <style:style style:name="T5" style:family="text">
      <style:text-properties fo:language="en" fo:country="US" officeooo:rsid="0012c8c3"/>
    </style:style>
    <style:style style:name="T6" style:family="text">
      <style:text-properties officeooo:rsid="0012c8c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/></text:p>
      <text:p text:style-name="P2"/>
      <text:h text:style-name="P1" text:outline-level="3"><text:span text:style-name="T4">Жесты и время по модели GOMS</text:span></text:h>
      <text:list text:style-name="L1">
        <text:list-item>
          <text:p text:style-name="P7">H (перенос руки на <text:span text:style-name="T6">экран</text:span><text:span text:style-name="T1">)</text:span> = 0,4 сек</text:p>
        </text:list-item>
        <text:list-item>
          <text:p text:style-name="P7">К (нажатие <text:span text:style-name="T6">на экран</text:span>) = 0,2 сек</text:p>
        </text:list-item>
        <text:list-item>
          <text:p text:style-name="P7">Р (перенос курсора к позиции на экране) = <text:span text:style-name="T3">0,</text:span><text:span text:style-name="T5">5</text:span> сек <text:span text:style-name="T6">(Например, передвижение платформы)</text:span></text:p>
        </text:list-item>
        <text:list-item>
          <text:p text:style-name="P7">М (обдумывание следующего шага) = 1,35 сек</text:p>
        </text:list-item>
        <text:list-item>
          <text:p text:style-name="P7">R (ожидание ответа системы) — время зависит от быстродействия конкретной системы и не участвует в расчётах.</text:p>
        </text:list-item>
      </text:list>
      <text:p text:style-name="P4">GOMS <text:span text:style-name="T2">анализ игрового процесса</text:span></text:p>
      <text:p text:style-name="P2">H + M + P + M + P + K = 0.4 + 1.35 + <text:span text:style-name="T6">0.5 + 1.35 + 0.5 + 0.2 = 4.3 c</text:span><text:span text:style-name="T3">. (Время игрового цикла)</text:span></text:p>
      <text:p text:style-name="P2"><text:span text:style-name="T3"/></text:p>
      <text:p text:style-name="P3"><text:span text:style-name="T3">GOMS анализ главного меню</text:span></text:p>
      <text:p text:style-name="P6">Цель: зайти в игру</text:p>
      <text:p text:style-name="P6"/>
      <text:p text:style-name="P5">H + M + P + K <text:s/>+ M + P + K + M + P + K = H <text:s/>+ P + K <text:s/>+ P + K + P + K = 0.4 <text:s/>+ 0.5 + 0.2 + 0.5 + 0.2 + 0.5 + 0.2 = 2.5 <text:span text:style-name="T2">с.</text:span></text:p>
      <text:p text:style-name="P2"><text:span text:style-name="T3"/></text:p>
      <text:p text:style-name="P2"><text:span text:style-name="T3"/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15T11:03:24.310000000</dc:date>
    <meta:editing-duration>PT9M55S</meta:editing-duration>
    <meta:editing-cycles>1</meta:editing-cycles>
    <meta:document-statistic meta:table-count="0" meta:image-count="0" meta:object-count="0" meta:page-count="1" meta:paragraph-count="11" meta:word-count="152" meta:character-count="619" meta:non-whitespace-character-count="478"/>
    <meta:generator>LibreOffice/7.4.1.2$Windows_X86_64 LibreOffice_project/3c58a8f3a960df8bc8fd77b461821e42c061c5f0</meta:generator>
  </office:meta>
</office:document-meta>
</file>